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monospace" svg:font-family="monospac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language="de" fo:country="DE" officeooo:rsid="00013502" officeooo:paragraph-rsid="00013502"/>
    </style:style>
    <style:style style:name="P2" style:family="paragraph" style:parent-style-name="Text_20_body">
      <style:text-properties fo:language="de" fo:country="DE" officeooo:rsid="0011dcba" officeooo:paragraph-rsid="0011dcba"/>
    </style:style>
    <style:style style:name="P3" style:family="paragraph" style:parent-style-name="Text_20_body">
      <style:text-properties fo:language="de" fo:country="DE" officeooo:rsid="00108e4d" officeooo:paragraph-rsid="001bb56d"/>
    </style:style>
    <style:style style:name="P4" style:family="paragraph" style:parent-style-name="Text_20_body">
      <style:text-properties fo:language="de" fo:country="DE" officeooo:rsid="000b69fc" officeooo:paragraph-rsid="000b69fc"/>
    </style:style>
    <style:style style:name="P5" style:family="paragraph" style:parent-style-name="Text_20_body">
      <style:text-properties fo:language="de" fo:country="DE" officeooo:rsid="0009fdc1" officeooo:paragraph-rsid="0009fdc1"/>
    </style:style>
    <style:style style:name="P6" style:family="paragraph" style:parent-style-name="Text_20_body">
      <style:text-properties fo:language="de" fo:country="DE" officeooo:rsid="00093b9c" officeooo:paragraph-rsid="00093b9c"/>
    </style:style>
    <style:style style:name="P7" style:family="paragraph" style:parent-style-name="Text_20_body">
      <style:text-properties fo:language="de" fo:country="DE" officeooo:rsid="0007ec62" officeooo:paragraph-rsid="0007ec62"/>
    </style:style>
    <style:style style:name="P8" style:family="paragraph" style:parent-style-name="Text_20_body">
      <style:text-properties fo:language="de" fo:country="DE" officeooo:rsid="0001bc9e" officeooo:paragraph-rsid="0001bc9e"/>
    </style:style>
    <style:style style:name="P9" style:family="paragraph" style:parent-style-name="Text_20_body">
      <style:text-properties fo:language="de" fo:country="DE" officeooo:rsid="0016b44e" officeooo:paragraph-rsid="0016b44e"/>
    </style:style>
    <style:style style:name="P10" style:family="paragraph" style:parent-style-name="Text_20_body">
      <style:text-properties fo:language="de" fo:country="DE" officeooo:rsid="001f0070" officeooo:paragraph-rsid="001f0070"/>
    </style:style>
    <style:style style:name="P11" style:family="paragraph" style:parent-style-name="Text_20_body">
      <style:text-properties fo:language="de" fo:country="DE" officeooo:rsid="002186d8" officeooo:paragraph-rsid="002186d8"/>
    </style:style>
    <style:style style:name="P12" style:family="paragraph" style:parent-style-name="Text_20_body">
      <style:text-properties fo:language="de" fo:country="DE" officeooo:rsid="00234910" officeooo:paragraph-rsid="00234910"/>
    </style:style>
    <style:style style:name="P13" style:family="paragraph" style:parent-style-name="Text_20_body">
      <style:text-properties fo:language="de" fo:country="DE" officeooo:rsid="0024fea0" officeooo:paragraph-rsid="0024fea0"/>
    </style:style>
    <style:style style:name="P14" style:family="paragraph" style:parent-style-name="Text_20_body">
      <style:text-properties fo:language="de" fo:country="DE" officeooo:rsid="00278e6b" officeooo:paragraph-rsid="00285397"/>
    </style:style>
    <style:style style:name="P15" style:family="paragraph" style:parent-style-name="Text_20_body">
      <style:text-properties fo:language="de" fo:country="DE" officeooo:rsid="002bbb59" officeooo:paragraph-rsid="002bbb59"/>
    </style:style>
    <style:style style:name="P16" style:family="paragraph" style:parent-style-name="Text_20_body">
      <style:text-properties fo:language="de" fo:country="DE" officeooo:rsid="002d9c7e" officeooo:paragraph-rsid="002d9c7e"/>
    </style:style>
    <style:style style:name="P17" style:family="paragraph" style:parent-style-name="Text_20_body">
      <style:text-properties fo:language="de" fo:country="DE" officeooo:rsid="00301466" officeooo:paragraph-rsid="00301466"/>
    </style:style>
    <style:style style:name="P18" style:family="paragraph" style:parent-style-name="Text_20_body">
      <style:text-properties fo:language="de" fo:country="DE" officeooo:rsid="0029107d" officeooo:paragraph-rsid="00285397"/>
    </style:style>
    <style:style style:name="P19" style:family="paragraph" style:parent-style-name="Text_20_body">
      <style:text-properties fo:language="de" fo:country="DE" officeooo:rsid="00282d43" officeooo:paragraph-rsid="00285397"/>
    </style:style>
    <style:style style:name="P20" style:family="paragraph" style:parent-style-name="Text_20_body">
      <style:text-properties fo:language="de" fo:country="DE" officeooo:rsid="00329b2c" officeooo:paragraph-rsid="003764bd"/>
    </style:style>
    <style:style style:name="P21" style:family="paragraph" style:parent-style-name="Text_20_body">
      <style:text-properties fo:language="de" fo:country="DE" officeooo:rsid="003c3e6a" officeooo:paragraph-rsid="003c3e6a"/>
    </style:style>
    <style:style style:name="P22" style:family="paragraph" style:parent-style-name="Text_20_body">
      <style:text-properties fo:language="de" fo:country="DE" officeooo:rsid="00438122" officeooo:paragraph-rsid="00438122"/>
    </style:style>
    <style:style style:name="P23" style:family="paragraph" style:parent-style-name="Text_20_body">
      <style:text-properties fo:language="de" fo:country="DE" officeooo:rsid="0082a09a" officeooo:paragraph-rsid="00602e19"/>
    </style:style>
    <style:style style:name="P24" style:family="paragraph" style:parent-style-name="Text_20_body">
      <style:text-properties fo:language="de" fo:country="DE" officeooo:rsid="00a77484" officeooo:paragraph-rsid="00a77484"/>
    </style:style>
    <style:style style:name="P25" style:family="paragraph" style:parent-style-name="Text_20_body">
      <style:text-properties fo:language="de" fo:country="DE" officeooo:rsid="00a77484" officeooo:paragraph-rsid="012ccf10"/>
    </style:style>
    <style:style style:name="P26" style:family="paragraph" style:parent-style-name="Text_20_body">
      <style:text-properties fo:language="de" fo:country="DE" officeooo:rsid="015806c4" officeooo:paragraph-rsid="015806c4"/>
    </style:style>
    <style:style style:name="P27" style:family="paragraph" style:parent-style-name="Text_20_body">
      <style:text-properties fo:language="de" fo:country="DE" officeooo:rsid="015806c4" officeooo:paragraph-rsid="01689835"/>
    </style:style>
    <style:style style:name="P28" style:family="paragraph" style:parent-style-name="Text_20_body">
      <style:text-properties fo:language="de" fo:country="DE" officeooo:rsid="0159b6a7" officeooo:paragraph-rsid="0159b6a7"/>
    </style:style>
    <style:style style:name="P29" style:family="paragraph" style:parent-style-name="Text_20_body">
      <style:text-properties fo:language="de" fo:country="DE" officeooo:rsid="0163991c" officeooo:paragraph-rsid="0163991c"/>
    </style:style>
    <style:style style:name="P30" style:family="paragraph" style:parent-style-name="Text_20_body">
      <style:text-properties officeooo:paragraph-rsid="005cba36"/>
    </style:style>
    <style:style style:name="P31" style:family="paragraph" style:parent-style-name="Text_20_body">
      <style:text-properties officeooo:paragraph-rsid="0061be3c"/>
    </style:style>
    <style:style style:name="P32" style:family="paragraph" style:parent-style-name="Text_20_body">
      <style:text-properties officeooo:paragraph-rsid="00a77484"/>
    </style:style>
    <style:style style:name="P33" style:family="paragraph" style:parent-style-name="Text_20_body">
      <style:text-properties officeooo:paragraph-rsid="00f62c65"/>
    </style:style>
    <style:style style:name="P34" style:family="paragraph" style:parent-style-name="Text_20_body">
      <style:text-properties officeooo:rsid="0119d4f8" officeooo:paragraph-rsid="0119d4f8"/>
    </style:style>
    <style:style style:name="P35" style:family="paragraph" style:parent-style-name="Text_20_body">
      <style:text-properties officeooo:rsid="01387a47" officeooo:paragraph-rsid="01387a47"/>
    </style:style>
    <style:style style:name="P36" style:family="paragraph" style:parent-style-name="Text_20_body">
      <style:text-properties officeooo:paragraph-rsid="01514aca"/>
    </style:style>
    <style:style style:name="P37" style:family="paragraph" style:parent-style-name="Text_20_body">
      <style:text-properties officeooo:paragraph-rsid="0181da5f"/>
    </style:style>
    <style:style style:name="P38" style:family="paragraph" style:parent-style-name="Text_20_body">
      <style:text-properties officeooo:rsid="0186336a" officeooo:paragraph-rsid="0186336a"/>
    </style:style>
    <style:style style:name="P39" style:family="paragraph" style:parent-style-name="Heading_20_1">
      <style:text-properties fo:language="de" fo:country="DE"/>
    </style:style>
    <style:style style:name="P40" style:family="paragraph" style:parent-style-name="Heading_20_1">
      <style:text-properties fo:language="de" fo:country="DE" officeooo:rsid="0119d4f8" officeooo:paragraph-rsid="0119d4f8"/>
    </style:style>
    <style:style style:name="P41" style:family="paragraph" style:parent-style-name="Heading_20_1">
      <style:text-properties fo:language="de" fo:country="DE" officeooo:paragraph-rsid="00b21857"/>
    </style:style>
    <style:style style:name="P42" style:family="paragraph" style:parent-style-name="Text_20_body">
      <style:text-properties fo:language="de" fo:country="DE" officeooo:rsid="015806c4" officeooo:paragraph-rsid="016f0ed4"/>
    </style:style>
    <style:style style:name="P43" style:family="paragraph" style:parent-style-name="Text_20_body">
      <style:text-properties fo:language="de" fo:country="DE" officeooo:rsid="015806c4" officeooo:paragraph-rsid="0181da5f"/>
    </style:style>
    <style:style style:name="P44" style:family="paragraph" style:parent-style-name="Text_20_body" style:list-style-name="L1">
      <style:paragraph-properties fo:margin-top="0cm" fo:margin-bottom="0cm" loext:contextual-spacing="false"/>
      <style:text-properties fo:language="de" fo:country="DE" officeooo:rsid="00b21857" officeooo:paragraph-rsid="00b21857"/>
    </style:style>
    <style:style style:name="P45" style:family="paragraph" style:parent-style-name="Text_20_body" style:list-style-name="L1">
      <style:paragraph-properties fo:margin-top="0cm" fo:margin-bottom="0cm" loext:contextual-spacing="false"/>
      <style:text-properties fo:language="de" fo:country="DE" officeooo:rsid="00b21857" officeooo:paragraph-rsid="00b272d0"/>
    </style:style>
    <style:style style:name="P46" style:family="paragraph" style:parent-style-name="Text_20_body" style:list-style-name="L1">
      <style:paragraph-properties fo:margin-top="0cm" fo:margin-bottom="0cm" loext:contextual-spacing="false"/>
      <style:text-properties fo:language="de" fo:country="DE" officeooo:rsid="00b46ebb" officeooo:paragraph-rsid="00b46ebb"/>
    </style:style>
    <style:style style:name="P47" style:family="paragraph" style:parent-style-name="Text_20_body" style:list-style-name="L1">
      <style:paragraph-properties fo:margin-top="0cm" fo:margin-bottom="0cm" loext:contextual-spacing="false"/>
    </style:style>
    <style:style style:name="P48" style:family="paragraph" style:parent-style-name="Text_20_body" style:list-style-name="L1">
      <style:paragraph-properties fo:margin-top="0cm" fo:margin-bottom="0cm" loext:contextual-spacing="false"/>
      <style:text-properties officeooo:paragraph-rsid="00b272d0"/>
    </style:style>
    <style:style style:name="T1" style:family="text">
      <style:text-properties officeooo:rsid="00046cb9"/>
    </style:style>
    <style:style style:name="T2" style:family="text">
      <style:text-properties officeooo:rsid="0005ede4"/>
    </style:style>
    <style:style style:name="T3" style:family="text">
      <style:text-properties officeooo:rsid="0007ec62"/>
    </style:style>
    <style:style style:name="T4" style:family="text">
      <style:text-properties officeooo:rsid="000856d4"/>
    </style:style>
    <style:style style:name="T5" style:family="text">
      <style:text-properties officeooo:rsid="00093b9c"/>
    </style:style>
    <style:style style:name="T6" style:family="text">
      <style:text-properties officeooo:rsid="000b0c6c"/>
    </style:style>
    <style:style style:name="T7" style:family="text">
      <style:text-properties officeooo:rsid="000b69fc"/>
    </style:style>
    <style:style style:name="T8" style:family="text">
      <style:text-properties officeooo:rsid="000c4038"/>
    </style:style>
    <style:style style:name="T9" style:family="text">
      <style:text-properties officeooo:rsid="000f314d"/>
    </style:style>
    <style:style style:name="T10" style:family="text">
      <style:text-properties officeooo:rsid="001f0070"/>
    </style:style>
    <style:style style:name="T11" style:family="text">
      <style:text-properties officeooo:rsid="00234910"/>
    </style:style>
    <style:style style:name="T12" style:family="text">
      <style:text-properties officeooo:rsid="0024fea0"/>
    </style:style>
    <style:style style:name="T13" style:family="text">
      <style:text-properties officeooo:rsid="0026a427"/>
    </style:style>
    <style:style style:name="T14" style:family="text">
      <style:text-properties officeooo:rsid="002754d7"/>
    </style:style>
    <style:style style:name="T15" style:family="text">
      <style:text-properties officeooo:rsid="00285397"/>
    </style:style>
    <style:style style:name="T16" style:family="text">
      <style:text-properties officeooo:rsid="002d9c7e"/>
    </style:style>
    <style:style style:name="T17" style:family="text">
      <style:text-properties officeooo:rsid="002eb69b"/>
    </style:style>
    <style:style style:name="T18" style:family="text">
      <style:text-properties officeooo:rsid="00314452"/>
    </style:style>
    <style:style style:name="T19" style:family="text">
      <style:text-properties officeooo:rsid="0031cc6b"/>
    </style:style>
    <style:style style:name="T20" style:family="text">
      <style:text-properties officeooo:rsid="003c3e6a"/>
    </style:style>
    <style:style style:name="T21" style:family="text">
      <style:text-properties officeooo:rsid="003dc8b0"/>
    </style:style>
    <style:style style:name="T22" style:family="text">
      <style:text-properties officeooo:rsid="00428dc7"/>
    </style:style>
    <style:style style:name="T23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24" style:family="text">
      <style:text-properties fo:font-variant="normal" fo:text-transform="none" fo:color="#000000" style:font-name="Liberation Serif" fo:font-size="12pt" fo:letter-spacing="normal" fo:font-style="normal" fo:font-weight="normal" officeooo:rsid="0055288e" style:font-size-asian="12pt" style:font-weight-asian="normal" style:font-size-complex="12pt" style:font-weight-complex="normal"/>
    </style:style>
    <style:style style:name="T25" style:family="text">
      <style:text-properties fo:font-variant="normal" fo:text-transform="none" fo:color="#000000" style:font-name="Liberation Serif" fo:font-size="12pt" fo:letter-spacing="normal" fo:font-style="normal" fo:font-weight="normal" officeooo:rsid="0055a8a4" style:font-size-asian="12pt" style:font-weight-asian="normal" style:font-size-complex="12pt" style:font-weight-complex="normal"/>
    </style:style>
    <style:style style:name="T26" style:family="text">
      <style:text-properties fo:font-variant="normal" fo:text-transform="none" fo:color="#000000" style:font-name="Liberation Serif" fo:font-size="12pt" fo:letter-spacing="normal" fo:font-style="normal" fo:font-weight="normal" officeooo:rsid="005681a3" style:font-size-asian="12pt" style:font-weight-asian="normal" style:font-size-complex="12pt" style:font-weight-complex="normal"/>
    </style:style>
    <style:style style:name="T27" style:family="text">
      <style:text-properties fo:font-variant="normal" fo:text-transform="none" fo:color="#000000" style:font-name="Liberation Serif" fo:font-size="12pt" fo:letter-spacing="normal" fo:font-style="normal" fo:font-weight="normal" officeooo:rsid="0057cc32" style:font-size-asian="12pt" style:font-weight-asian="normal" style:font-size-complex="12pt" style:font-weight-complex="normal"/>
    </style:style>
    <style:style style:name="T28" style:family="text">
      <style:text-properties fo:font-variant="normal" fo:text-transform="none" fo:color="#000000" style:font-name="Liberation Serif" fo:font-size="12pt" fo:letter-spacing="normal" fo:font-style="normal" fo:font-weight="normal" officeooo:rsid="00582296" style:font-size-asian="12pt" style:font-weight-asian="normal" style:font-size-complex="12pt" style:font-weight-complex="normal"/>
    </style:style>
    <style:style style:name="T29" style:family="text">
      <style:text-properties fo:font-variant="normal" fo:text-transform="none" fo:color="#000000" style:font-name="Liberation Serif" fo:font-size="12pt" fo:letter-spacing="normal" fo:font-style="normal" fo:font-weight="normal" officeooo:rsid="006fc1d9" style:font-size-asian="12pt" style:font-weight-asian="normal" style:font-size-complex="12pt" style:font-weight-complex="normal"/>
    </style:style>
    <style:style style:name="T30" style:family="text">
      <style:text-properties fo:font-variant="normal" fo:text-transform="none" fo:color="#000000" style:font-name="Liberation Serif" fo:font-size="12pt" fo:letter-spacing="normal" fo:font-style="normal" fo:font-weight="normal" officeooo:rsid="006fc1d9" fo:background-color="transparent" loext:char-shading-value="0" style:font-size-asian="12pt" style:font-weight-asian="normal" style:font-size-complex="12pt" style:font-weight-complex="normal" loext:padding="0cm" loext:border="none"/>
    </style:style>
    <style:style style:name="T31" style:family="text">
      <style:text-properties fo:language="de" fo:country="DE"/>
    </style:style>
    <style:style style:name="T32" style:family="text">
      <style:text-properties fo:language="de" fo:country="DE" officeooo:rsid="00438122"/>
    </style:style>
    <style:style style:name="T33" style:family="text">
      <style:text-properties fo:language="de" fo:country="DE" officeooo:rsid="00447349"/>
    </style:style>
    <style:style style:name="T34" style:family="text">
      <style:text-properties fo:language="de" fo:country="DE" officeooo:rsid="00701545"/>
    </style:style>
    <style:style style:name="T35" style:family="text">
      <style:text-properties fo:language="de" fo:country="DE" officeooo:rsid="0071ca08"/>
    </style:style>
    <style:style style:name="T36" style:family="text">
      <style:text-properties fo:language="de" fo:country="DE" officeooo:rsid="00754802"/>
    </style:style>
    <style:style style:name="T37" style:family="text">
      <style:text-properties fo:language="de" fo:country="DE" officeooo:rsid="0075c61d"/>
    </style:style>
    <style:style style:name="T38" style:family="text">
      <style:text-properties fo:language="de" fo:country="DE" officeooo:rsid="0079051f"/>
    </style:style>
    <style:style style:name="T39" style:family="text">
      <style:text-properties fo:language="de" fo:country="DE" officeooo:rsid="007b7dc0"/>
    </style:style>
    <style:style style:name="T40" style:family="text">
      <style:text-properties fo:language="de" fo:country="DE" officeooo:rsid="007b89f3"/>
    </style:style>
    <style:style style:name="T41" style:family="text">
      <style:text-properties fo:language="de" fo:country="DE" officeooo:rsid="007d31ef"/>
    </style:style>
    <style:style style:name="T42" style:family="text">
      <style:text-properties fo:language="de" fo:country="DE" officeooo:rsid="007f224d"/>
    </style:style>
    <style:style style:name="T43" style:family="text">
      <style:text-properties fo:language="de" fo:country="DE" officeooo:rsid="0081c722"/>
    </style:style>
    <style:style style:name="T44" style:family="text">
      <style:text-properties fo:language="de" fo:country="DE" officeooo:rsid="00829899"/>
    </style:style>
    <style:style style:name="T45" style:family="text">
      <style:text-properties fo:language="de" fo:country="DE" officeooo:rsid="0082a09a"/>
    </style:style>
    <style:style style:name="T46" style:family="text">
      <style:text-properties fo:language="de" fo:country="DE" officeooo:rsid="0082c481"/>
    </style:style>
    <style:style style:name="T47" style:family="text">
      <style:text-properties fo:language="de" fo:country="DE" officeooo:rsid="0083d131"/>
    </style:style>
    <style:style style:name="T48" style:family="text">
      <style:text-properties fo:language="de" fo:country="DE" officeooo:rsid="0085b869"/>
    </style:style>
    <style:style style:name="T49" style:family="text">
      <style:text-properties fo:language="de" fo:country="DE" officeooo:rsid="0087b27c"/>
    </style:style>
    <style:style style:name="T50" style:family="text">
      <style:text-properties fo:language="de" fo:country="DE" officeooo:rsid="008873a1"/>
    </style:style>
    <style:style style:name="T51" style:family="text">
      <style:text-properties fo:language="de" fo:country="DE" officeooo:rsid="008a16f7"/>
    </style:style>
    <style:style style:name="T52" style:family="text">
      <style:text-properties fo:language="de" fo:country="DE" officeooo:rsid="008b5b82"/>
    </style:style>
    <style:style style:name="T53" style:family="text">
      <style:text-properties fo:language="de" fo:country="DE" officeooo:rsid="008d1884"/>
    </style:style>
    <style:style style:name="T54" style:family="text">
      <style:text-properties fo:language="de" fo:country="DE" officeooo:rsid="008e62b7"/>
    </style:style>
    <style:style style:name="T55" style:family="text">
      <style:text-properties fo:language="de" fo:country="DE" officeooo:rsid="008e6bd9"/>
    </style:style>
    <style:style style:name="T56" style:family="text">
      <style:text-properties fo:language="de" fo:country="DE" officeooo:rsid="008f7e1b"/>
    </style:style>
    <style:style style:name="T57" style:family="text">
      <style:text-properties fo:language="de" fo:country="DE" officeooo:rsid="00916ec6"/>
    </style:style>
    <style:style style:name="T58" style:family="text">
      <style:text-properties fo:language="de" fo:country="DE" officeooo:rsid="009612ac"/>
    </style:style>
    <style:style style:name="T59" style:family="text">
      <style:text-properties fo:language="de" fo:country="DE" officeooo:rsid="00602e19"/>
    </style:style>
    <style:style style:name="T60" style:family="text">
      <style:text-properties fo:language="de" fo:country="DE" officeooo:rsid="00a88daa"/>
    </style:style>
    <style:style style:name="T61" style:family="text">
      <style:text-properties fo:language="de" fo:country="DE" officeooo:rsid="00a77484"/>
    </style:style>
    <style:style style:name="T62" style:family="text">
      <style:text-properties fo:language="de" fo:country="DE" officeooo:rsid="00aa9d92"/>
    </style:style>
    <style:style style:name="T63" style:family="text">
      <style:text-properties fo:language="de" fo:country="DE" officeooo:rsid="00ad6388"/>
    </style:style>
    <style:style style:name="T64" style:family="text">
      <style:text-properties fo:language="de" fo:country="DE" officeooo:rsid="00b21857"/>
    </style:style>
    <style:style style:name="T65" style:family="text">
      <style:text-properties fo:language="de" fo:country="DE" officeooo:rsid="00b272d0"/>
    </style:style>
    <style:style style:name="T66" style:family="text">
      <style:text-properties fo:language="de" fo:country="DE" officeooo:rsid="00b3cf8e"/>
    </style:style>
    <style:style style:name="T67" style:family="text">
      <style:text-properties fo:language="de" fo:country="DE" officeooo:rsid="00b46ebb"/>
    </style:style>
    <style:style style:name="T68" style:family="text">
      <style:text-properties fo:language="de" fo:country="DE" officeooo:rsid="00b54db1"/>
    </style:style>
    <style:style style:name="T69" style:family="text">
      <style:text-properties fo:language="de" fo:country="DE" officeooo:rsid="00b6a9c0"/>
    </style:style>
    <style:style style:name="T70" style:family="text">
      <style:text-properties fo:language="de" fo:country="DE" officeooo:rsid="00b6c38f"/>
    </style:style>
    <style:style style:name="T71" style:family="text">
      <style:text-properties fo:language="de" fo:country="DE" officeooo:rsid="00b87735"/>
    </style:style>
    <style:style style:name="T72" style:family="text">
      <style:text-properties fo:language="de" fo:country="DE" officeooo:rsid="00b8c467"/>
    </style:style>
    <style:style style:name="T73" style:family="text">
      <style:text-properties fo:language="de" fo:country="DE" officeooo:rsid="00c5cf81"/>
    </style:style>
    <style:style style:name="T74" style:family="text">
      <style:text-properties fo:language="de" fo:country="DE" officeooo:rsid="00c7a150"/>
    </style:style>
    <style:style style:name="T75" style:family="text">
      <style:text-properties fo:language="de" fo:country="DE" officeooo:rsid="00cc3040"/>
    </style:style>
    <style:style style:name="T76" style:family="text">
      <style:text-properties fo:language="de" fo:country="DE" officeooo:rsid="00ccac80"/>
    </style:style>
    <style:style style:name="T77" style:family="text">
      <style:text-properties fo:language="de" fo:country="DE" officeooo:rsid="00ce3681"/>
    </style:style>
    <style:style style:name="T78" style:family="text">
      <style:text-properties fo:language="de" fo:country="DE" officeooo:rsid="00cfb5b0"/>
    </style:style>
    <style:style style:name="T79" style:family="text">
      <style:text-properties fo:language="de" fo:country="DE" officeooo:rsid="00d1170b"/>
    </style:style>
    <style:style style:name="T80" style:family="text">
      <style:text-properties fo:language="de" fo:country="DE" officeooo:rsid="00d141cc"/>
    </style:style>
    <style:style style:name="T81" style:family="text">
      <style:text-properties fo:language="de" fo:country="DE" officeooo:rsid="00d2e35a"/>
    </style:style>
    <style:style style:name="T82" style:family="text">
      <style:text-properties fo:language="de" fo:country="DE" officeooo:rsid="00d41e89"/>
    </style:style>
    <style:style style:name="T83" style:family="text">
      <style:text-properties fo:language="de" fo:country="DE" officeooo:rsid="00d54eb6"/>
    </style:style>
    <style:style style:name="T84" style:family="text">
      <style:text-properties fo:language="de" fo:country="DE" officeooo:rsid="00d5724a"/>
    </style:style>
    <style:style style:name="T85" style:family="text">
      <style:text-properties fo:language="de" fo:country="DE" officeooo:rsid="00d65a03"/>
    </style:style>
    <style:style style:name="T86" style:family="text">
      <style:text-properties fo:language="de" fo:country="DE" officeooo:rsid="00d7060f"/>
    </style:style>
    <style:style style:name="T87" style:family="text">
      <style:text-properties fo:language="de" fo:country="DE" officeooo:rsid="00d8a332"/>
    </style:style>
    <style:style style:name="T88" style:family="text">
      <style:text-properties fo:language="de" fo:country="DE" officeooo:rsid="00d8b236"/>
    </style:style>
    <style:style style:name="T89" style:family="text">
      <style:text-properties fo:language="de" fo:country="DE" officeooo:rsid="00da647d"/>
    </style:style>
    <style:style style:name="T90" style:family="text">
      <style:text-properties fo:language="de" fo:country="DE" officeooo:rsid="00df1b38"/>
    </style:style>
    <style:style style:name="T91" style:family="text">
      <style:text-properties fo:language="de" fo:country="DE" officeooo:rsid="00e09a49"/>
    </style:style>
    <style:style style:name="T92" style:family="text">
      <style:text-properties fo:language="de" fo:country="DE" officeooo:rsid="00e0a206"/>
    </style:style>
    <style:style style:name="T93" style:family="text">
      <style:text-properties fo:language="de" fo:country="DE" officeooo:rsid="00f81244"/>
    </style:style>
    <style:style style:name="T94" style:family="text">
      <style:text-properties fo:language="de" fo:country="DE" officeooo:rsid="00f93182"/>
    </style:style>
    <style:style style:name="T95" style:family="text">
      <style:text-properties fo:language="de" fo:country="DE" officeooo:rsid="00f9b42b"/>
    </style:style>
    <style:style style:name="T96" style:family="text">
      <style:text-properties fo:language="de" fo:country="DE" officeooo:rsid="00f9f371"/>
    </style:style>
    <style:style style:name="T97" style:family="text">
      <style:text-properties fo:language="de" fo:country="DE" officeooo:rsid="00fba7ae"/>
    </style:style>
    <style:style style:name="T98" style:family="text">
      <style:text-properties fo:language="de" fo:country="DE" officeooo:rsid="00fccdf2"/>
    </style:style>
    <style:style style:name="T99" style:family="text">
      <style:text-properties fo:language="de" fo:country="DE" officeooo:rsid="01072dd5"/>
    </style:style>
    <style:style style:name="T100" style:family="text">
      <style:text-properties fo:language="de" fo:country="DE" officeooo:rsid="010797ca"/>
    </style:style>
    <style:style style:name="T101" style:family="text">
      <style:text-properties fo:language="de" fo:country="DE" officeooo:rsid="01092a9a"/>
    </style:style>
    <style:style style:name="T102" style:family="text">
      <style:text-properties fo:language="de" fo:country="DE" officeooo:rsid="0109c2e2"/>
    </style:style>
    <style:style style:name="T103" style:family="text">
      <style:text-properties fo:language="de" fo:country="DE" officeooo:rsid="010b0d85"/>
    </style:style>
    <style:style style:name="T104" style:family="text">
      <style:text-properties fo:language="de" fo:country="DE" officeooo:rsid="010d0066"/>
    </style:style>
    <style:style style:name="T105" style:family="text">
      <style:text-properties fo:language="de" fo:country="DE" officeooo:rsid="010d1d6a"/>
    </style:style>
    <style:style style:name="T106" style:family="text">
      <style:text-properties fo:language="de" fo:country="DE" officeooo:rsid="010eba92"/>
    </style:style>
    <style:style style:name="T107" style:family="text">
      <style:text-properties fo:language="de" fo:country="DE" officeooo:rsid="01104509"/>
    </style:style>
    <style:style style:name="T108" style:family="text">
      <style:text-properties fo:language="de" fo:country="DE" officeooo:rsid="01104e0a"/>
    </style:style>
    <style:style style:name="T109" style:family="text">
      <style:text-properties fo:language="de" fo:country="DE" officeooo:rsid="0111d5b4"/>
    </style:style>
    <style:style style:name="T110" style:family="text">
      <style:text-properties fo:language="de" fo:country="DE" fo:font-style="italic" style:font-style-asian="italic" style:font-style-complex="italic"/>
    </style:style>
    <style:style style:name="T111" style:family="text">
      <style:text-properties fo:language="de" fo:country="DE" fo:font-style="italic" officeooo:rsid="0111d5b4" style:font-style-asian="italic" style:font-style-complex="italic"/>
    </style:style>
    <style:style style:name="T112" style:family="text">
      <style:text-properties fo:language="de" fo:country="DE" fo:font-style="italic" officeooo:rsid="01143bfd" style:font-style-asian="italic" style:font-style-complex="italic"/>
    </style:style>
    <style:style style:name="T113" style:family="text">
      <style:text-properties fo:language="de" fo:country="DE" fo:font-style="italic" officeooo:rsid="0130ceb7" style:font-style-asian="italic" style:font-style-complex="italic"/>
    </style:style>
    <style:style style:name="T114" style:family="text">
      <style:text-properties fo:language="de" fo:country="DE" fo:font-style="italic" officeooo:rsid="01356692" style:font-style-asian="italic" style:font-style-complex="italic"/>
    </style:style>
    <style:style style:name="T115" style:family="text">
      <style:text-properties fo:language="de" fo:country="DE" fo:font-style="italic" officeooo:rsid="01411c4d" style:font-style-asian="italic" style:font-style-complex="italic"/>
    </style:style>
    <style:style style:name="T116" style:family="text">
      <style:text-properties fo:language="de" fo:country="DE" fo:font-style="italic" officeooo:rsid="014206cf" style:font-style-asian="italic" style:font-style-complex="italic"/>
    </style:style>
    <style:style style:name="T117" style:family="text">
      <style:text-properties fo:language="de" fo:country="DE" fo:font-style="italic" officeooo:rsid="0142e9c4" style:font-style-asian="italic" style:font-style-complex="italic"/>
    </style:style>
    <style:style style:name="T118" style:family="text">
      <style:text-properties fo:language="de" fo:country="DE" fo:font-style="italic" officeooo:rsid="0146621b" style:font-style-asian="italic" style:font-style-complex="italic"/>
    </style:style>
    <style:style style:name="T119" style:family="text">
      <style:text-properties fo:language="de" fo:country="DE" fo:font-style="italic" officeooo:rsid="0146770b" style:font-style-asian="italic" style:font-style-complex="italic"/>
    </style:style>
    <style:style style:name="T120" style:family="text">
      <style:text-properties fo:language="de" fo:country="DE" fo:font-style="italic" officeooo:rsid="01514aca" style:font-style-asian="italic" style:font-style-complex="italic"/>
    </style:style>
    <style:style style:name="T121" style:family="text">
      <style:text-properties fo:language="de" fo:country="DE" fo:font-style="normal" officeooo:rsid="0111d5b4" style:font-style-asian="normal" style:font-style-complex="normal"/>
    </style:style>
    <style:style style:name="T122" style:family="text">
      <style:text-properties fo:language="de" fo:country="DE" fo:font-style="normal" officeooo:rsid="0111ef66" style:font-style-asian="normal" style:font-style-complex="normal"/>
    </style:style>
    <style:style style:name="T123" style:family="text">
      <style:text-properties fo:language="de" fo:country="DE" fo:font-style="normal" officeooo:rsid="01137c66" style:font-style-asian="normal" style:font-style-complex="normal"/>
    </style:style>
    <style:style style:name="T124" style:family="text">
      <style:text-properties fo:language="de" fo:country="DE" fo:font-style="normal" officeooo:rsid="01143bfd" style:font-style-asian="normal" style:font-style-complex="normal"/>
    </style:style>
    <style:style style:name="T125" style:family="text">
      <style:text-properties fo:language="de" fo:country="DE" fo:font-style="normal" officeooo:rsid="01157b3f" style:font-style-asian="normal" style:font-style-complex="normal"/>
    </style:style>
    <style:style style:name="T126" style:family="text">
      <style:text-properties fo:language="de" fo:country="DE" fo:font-style="normal" officeooo:rsid="011722ec" style:font-style-asian="normal" style:font-style-complex="normal"/>
    </style:style>
    <style:style style:name="T127" style:family="text">
      <style:text-properties fo:language="de" fo:country="DE" fo:font-style="normal" officeooo:rsid="0117d5db" style:font-style-asian="normal" style:font-style-complex="normal"/>
    </style:style>
    <style:style style:name="T128" style:family="text">
      <style:text-properties fo:language="de" fo:country="DE" fo:font-style="normal" officeooo:rsid="0118af3a" style:font-style-asian="normal" style:font-style-complex="normal"/>
    </style:style>
    <style:style style:name="T129" style:family="text">
      <style:text-properties fo:language="de" fo:country="DE" fo:font-style="normal" officeooo:rsid="01193cff" style:font-style-asian="normal" style:font-style-complex="normal"/>
    </style:style>
    <style:style style:name="T130" style:family="text">
      <style:text-properties fo:language="de" fo:country="DE" fo:font-style="normal" officeooo:rsid="0119c453" style:font-style-asian="normal" style:font-style-complex="normal"/>
    </style:style>
    <style:style style:name="T131" style:family="text">
      <style:text-properties fo:language="de" fo:country="DE" fo:font-style="normal" officeooo:rsid="011b1b0a" style:font-style-asian="normal" style:font-style-complex="normal"/>
    </style:style>
    <style:style style:name="T132" style:family="text">
      <style:text-properties fo:language="de" fo:country="DE" fo:font-style="normal" officeooo:rsid="011b6484" style:font-style-asian="normal" style:font-style-complex="normal"/>
    </style:style>
    <style:style style:name="T133" style:family="text">
      <style:text-properties fo:language="de" fo:country="DE" fo:font-style="normal" officeooo:rsid="011c42ba" style:font-style-asian="normal" style:font-style-complex="normal"/>
    </style:style>
    <style:style style:name="T134" style:family="text">
      <style:text-properties fo:language="de" fo:country="DE" fo:font-style="normal" officeooo:rsid="0124fa3e" style:font-style-asian="normal" style:font-style-complex="normal"/>
    </style:style>
    <style:style style:name="T135" style:family="text">
      <style:text-properties fo:language="de" fo:country="DE" fo:font-style="normal" officeooo:rsid="012e0759" style:font-style-asian="normal" style:font-style-complex="normal"/>
    </style:style>
    <style:style style:name="T136" style:family="text">
      <style:text-properties fo:language="de" fo:country="DE" fo:font-style="normal" officeooo:rsid="012e2ae1" style:font-style-asian="normal" style:font-style-complex="normal"/>
    </style:style>
    <style:style style:name="T137" style:family="text">
      <style:text-properties fo:language="de" fo:country="DE" fo:font-style="normal" officeooo:rsid="012eefa3" style:font-style-asian="normal" style:font-style-complex="normal"/>
    </style:style>
    <style:style style:name="T138" style:family="text">
      <style:text-properties fo:language="de" fo:country="DE" fo:font-style="normal" officeooo:rsid="01304a46" style:font-style-asian="normal" style:font-style-complex="normal"/>
    </style:style>
    <style:style style:name="T139" style:family="text">
      <style:text-properties fo:language="de" fo:country="DE" fo:font-style="normal" officeooo:rsid="0130ceb7" style:font-style-asian="normal" style:font-style-complex="normal"/>
    </style:style>
    <style:style style:name="T140" style:family="text">
      <style:text-properties fo:language="de" fo:country="DE" fo:font-style="normal" officeooo:rsid="0131d4e1" style:font-style-asian="normal" style:font-style-complex="normal"/>
    </style:style>
    <style:style style:name="T141" style:family="text">
      <style:text-properties fo:language="de" fo:country="DE" fo:font-style="normal" officeooo:rsid="0133d3a2" style:font-style-asian="normal" style:font-style-complex="normal"/>
    </style:style>
    <style:style style:name="T142" style:family="text">
      <style:text-properties fo:language="de" fo:country="DE" fo:font-style="normal" officeooo:rsid="01356692" style:font-style-asian="normal" style:font-style-complex="normal"/>
    </style:style>
    <style:style style:name="T143" style:family="text">
      <style:text-properties fo:language="de" fo:country="DE" fo:font-style="normal" officeooo:rsid="01370063" style:font-style-asian="normal" style:font-style-complex="normal"/>
    </style:style>
    <style:style style:name="T144" style:family="text">
      <style:text-properties fo:language="de" fo:country="DE" fo:font-style="normal" officeooo:rsid="013c459c" style:font-style-asian="normal" style:font-style-complex="normal"/>
    </style:style>
    <style:style style:name="T145" style:family="text">
      <style:text-properties fo:language="de" fo:country="DE" fo:font-style="normal" officeooo:rsid="013edeea" style:font-style-asian="normal" style:font-style-complex="normal"/>
    </style:style>
    <style:style style:name="T146" style:family="text">
      <style:text-properties fo:language="de" fo:country="DE" fo:font-style="normal" officeooo:rsid="0142e9c4" style:font-style-asian="normal" style:font-style-complex="normal"/>
    </style:style>
    <style:style style:name="T147" style:family="text">
      <style:text-properties fo:language="de" fo:country="DE" fo:font-style="normal" officeooo:rsid="01449f3c" style:font-style-asian="normal" style:font-style-complex="normal"/>
    </style:style>
    <style:style style:name="T148" style:family="text">
      <style:text-properties fo:language="de" fo:country="DE" fo:font-style="normal" officeooo:rsid="0146621b" style:font-style-asian="normal" style:font-style-complex="normal"/>
    </style:style>
    <style:style style:name="T149" style:family="text">
      <style:text-properties fo:language="de" fo:country="DE" fo:font-style="normal" officeooo:rsid="0146770b" style:font-style-asian="normal" style:font-style-complex="normal"/>
    </style:style>
    <style:style style:name="T150" style:family="text">
      <style:text-properties fo:language="de" fo:country="DE" fo:font-style="normal" officeooo:rsid="0147f164" style:font-style-asian="normal" style:font-style-complex="normal"/>
    </style:style>
    <style:style style:name="T151" style:family="text">
      <style:text-properties fo:language="de" fo:country="DE" fo:font-style="normal" officeooo:rsid="0149b8ed" style:font-style-asian="normal" style:font-style-complex="normal"/>
    </style:style>
    <style:style style:name="T152" style:family="text">
      <style:text-properties fo:language="de" fo:country="DE" fo:font-style="normal" officeooo:rsid="014a3b13" style:font-style-asian="normal" style:font-style-complex="normal"/>
    </style:style>
    <style:style style:name="T153" style:family="text">
      <style:text-properties fo:language="de" fo:country="DE" fo:font-style="normal" officeooo:rsid="014c3d1b" style:font-style-asian="normal" style:font-style-complex="normal"/>
    </style:style>
    <style:style style:name="T154" style:family="text">
      <style:text-properties fo:language="de" fo:country="DE" fo:font-style="normal" officeooo:rsid="014d2f6d" style:font-style-asian="normal" style:font-style-complex="normal"/>
    </style:style>
    <style:style style:name="T155" style:family="text">
      <style:text-properties fo:language="de" fo:country="DE" fo:font-style="normal" officeooo:rsid="014fcc93" style:font-style-asian="normal" style:font-style-complex="normal"/>
    </style:style>
    <style:style style:name="T156" style:family="text">
      <style:text-properties fo:language="de" fo:country="DE" fo:font-style="normal" officeooo:rsid="01514aca" style:font-style-asian="normal" style:font-style-complex="normal"/>
    </style:style>
    <style:style style:name="T157" style:family="text">
      <style:text-properties fo:language="de" fo:country="DE" fo:font-style="normal" officeooo:rsid="0152a8b2" style:font-style-asian="normal" style:font-style-complex="normal"/>
    </style:style>
    <style:style style:name="T158" style:family="text">
      <style:text-properties fo:language="de" fo:country="DE" fo:font-style="normal" officeooo:rsid="0153dfd9" style:font-style-asian="normal" style:font-style-complex="normal"/>
    </style:style>
    <style:style style:name="T159" style:family="text">
      <style:text-properties fo:language="de" fo:country="DE" fo:font-style="normal" officeooo:rsid="0155ca88" style:font-style-asian="normal" style:font-style-complex="normal"/>
    </style:style>
    <style:style style:name="T160" style:family="text">
      <style:text-properties fo:language="de" fo:country="DE" fo:font-style="normal" officeooo:rsid="015746bb" style:font-style-asian="normal" style:font-style-complex="normal"/>
    </style:style>
    <style:style style:name="T161" style:family="text">
      <style:text-properties fo:language="de" fo:country="DE" officeooo:rsid="01143bfd"/>
    </style:style>
    <style:style style:name="T162" style:family="text">
      <style:text-properties fo:language="de" fo:country="DE" officeooo:rsid="0119d4f8"/>
    </style:style>
    <style:style style:name="T163" style:family="text">
      <style:text-properties fo:language="de" fo:country="DE" officeooo:rsid="013084bb"/>
    </style:style>
    <style:style style:name="T164" style:family="text">
      <style:text-properties fo:language="de" fo:country="DE" officeooo:rsid="013969f2"/>
    </style:style>
    <style:style style:name="T165" style:family="text">
      <style:text-properties fo:language="de" fo:country="DE" officeooo:rsid="015806c4"/>
    </style:style>
    <style:style style:name="T166" style:family="text">
      <style:text-properties fo:language="de" fo:country="DE" officeooo:rsid="016665bf"/>
    </style:style>
    <style:style style:name="T167" style:family="text">
      <style:text-properties fo:language="de" fo:country="DE" officeooo:rsid="0175fc28"/>
    </style:style>
    <style:style style:name="T168" style:family="text">
      <style:text-properties fo:language="de" fo:country="DE" officeooo:rsid="01778cc0"/>
    </style:style>
    <style:style style:name="T169" style:family="text">
      <style:text-properties fo:language="de" fo:country="DE" officeooo:rsid="017c4fbb"/>
    </style:style>
    <style:style style:name="T170" style:family="text">
      <style:text-properties fo:language="de" fo:country="DE" officeooo:rsid="017e129c"/>
    </style:style>
    <style:style style:name="T171" style:family="text">
      <style:text-properties fo:language="de" fo:country="DE" officeooo:rsid="017f7172"/>
    </style:style>
    <style:style style:name="T172" style:family="text">
      <style:text-properties fo:language="de" fo:country="DE" officeooo:rsid="01835dcb"/>
    </style:style>
    <style:style style:name="T173" style:family="text">
      <style:text-properties fo:language="de" fo:country="DE" officeooo:rsid="0184c971"/>
    </style:style>
    <style:style style:name="T174" style:family="text">
      <style:text-properties fo:language="de" fo:country="DE" officeooo:rsid="01871fc4"/>
    </style:style>
    <style:style style:name="T175" style:family="text">
      <style:text-properties fo:language="de" fo:country="DE" officeooo:rsid="0188c93b"/>
    </style:style>
    <style:style style:name="T176" style:family="text">
      <style:text-properties fo:language="de" fo:country="DE" officeooo:rsid="018a099f"/>
    </style:style>
    <style:style style:name="T177" style:family="text">
      <style:text-properties fo:language="de" fo:country="DE" officeooo:rsid="018b983f"/>
    </style:style>
    <style:style style:name="T178" style:family="text">
      <style:text-properties fo:language="de" fo:country="DE" officeooo:rsid="018c54b3"/>
    </style:style>
    <style:style style:name="T179" style:family="text">
      <style:text-properties fo:language="de" fo:country="DE" officeooo:rsid="018c8c3e"/>
    </style:style>
    <style:style style:name="T180" style:family="text">
      <style:text-properties officeooo:rsid="009612ac"/>
    </style:style>
    <style:style style:name="T181" style:family="text">
      <style:text-properties fo:color="#569cd6" style:font-name="Liberation Serif" fo:font-size="12pt" fo:language="de" fo:country="DE" fo:font-weight="normal" officeooo:rsid="009612ac" fo:background-color="#1e1e1e" loext:char-shading-value="0" style:font-size-asian="12pt" style:font-size-complex="12pt"/>
    </style:style>
    <style:style style:name="T182" style:family="text">
      <style:text-properties fo:color="#d4d4d4" style:font-name="Liberation Serif" fo:font-size="12pt" fo:language="de" fo:country="DE" fo:font-weight="normal" officeooo:rsid="009612ac" fo:background-color="#1e1e1e" loext:char-shading-value="0" style:font-size-asian="12pt" style:font-size-complex="12pt"/>
    </style:style>
    <style:style style:name="T183" style:family="text">
      <style:text-properties fo:color="#9cdcfe" style:font-name="Liberation Serif" fo:font-size="12pt" fo:language="de" fo:country="DE" fo:font-weight="normal" officeooo:rsid="009612ac" fo:background-color="#1e1e1e" loext:char-shading-value="0" style:font-size-asian="12pt" style:font-size-complex="12pt"/>
    </style:style>
    <style:style style:name="T184" style:family="text">
      <style:text-properties fo:color="#ce9178" style:font-name="Liberation Serif" fo:font-size="12pt" fo:language="de" fo:country="DE" fo:font-weight="normal" officeooo:rsid="009612ac" fo:background-color="#1e1e1e" loext:char-shading-value="0" style:font-size-asian="12pt" style:font-size-complex="12pt"/>
    </style:style>
    <style:style style:name="T185" style:family="text">
      <style:text-properties officeooo:rsid="00b46ebb"/>
    </style:style>
    <style:style style:name="T186" style:family="text">
      <style:text-properties officeooo:rsid="015b285c"/>
    </style:style>
    <style:style style:name="T187" style:family="text">
      <style:text-properties fo:font-style="italic" style:font-style-asian="italic" style:font-style-complex="italic"/>
    </style:style>
    <style:style style:name="T188" style:family="text">
      <style:text-properties fo:font-style="italic" officeooo:rsid="015b285c" style:font-style-asian="italic" style:font-style-complex="italic"/>
    </style:style>
    <style:style style:name="T189" style:family="text">
      <style:text-properties fo:font-style="italic" officeooo:rsid="01687153" style:font-style-asian="italic" style:font-style-complex="italic"/>
    </style:style>
    <style:style style:name="T190" style:family="text">
      <style:text-properties fo:font-style="italic" officeooo:rsid="01689835" style:font-style-asian="italic" style:font-style-complex="italic"/>
    </style:style>
    <style:style style:name="T191" style:family="text">
      <style:text-properties fo:font-style="italic" officeooo:rsid="0169b19e" style:font-style-asian="italic" style:font-style-complex="italic"/>
    </style:style>
    <style:style style:name="T192" style:family="text">
      <style:text-properties fo:font-style="italic" officeooo:rsid="016c6ae2" style:font-style-asian="italic" style:font-style-complex="italic"/>
    </style:style>
    <style:style style:name="T193" style:family="text">
      <style:text-properties fo:font-style="italic" officeooo:rsid="016def89" style:font-style-asian="italic" style:font-style-complex="italic"/>
    </style:style>
    <style:style style:name="T194" style:family="text">
      <style:text-properties fo:font-style="italic" officeooo:rsid="016f6784" style:font-style-asian="italic" style:font-style-complex="italic"/>
    </style:style>
    <style:style style:name="T195" style:family="text">
      <style:text-properties fo:font-style="italic" officeooo:rsid="01718c38" style:font-style-asian="italic" style:font-style-complex="italic"/>
    </style:style>
    <style:style style:name="T196" style:family="text">
      <style:text-properties fo:font-style="italic" officeooo:rsid="01706aad" style:font-style-asian="italic" style:font-style-complex="italic"/>
    </style:style>
    <style:style style:name="T197" style:family="text">
      <style:text-properties fo:font-style="italic" officeooo:rsid="01717120" style:font-style-asian="italic" style:font-style-complex="italic"/>
    </style:style>
    <style:style style:name="T198" style:family="text">
      <style:text-properties fo:font-style="italic" officeooo:rsid="0172ec21" style:font-style-asian="italic" style:font-style-complex="italic"/>
    </style:style>
    <style:style style:name="T199" style:family="text">
      <style:text-properties fo:font-style="italic" officeooo:rsid="0175fc28" style:font-style-asian="italic" style:font-style-complex="italic"/>
    </style:style>
    <style:style style:name="T200" style:family="text">
      <style:text-properties officeooo:rsid="01601a9d"/>
    </style:style>
    <style:style style:name="T201" style:family="text">
      <style:text-properties officeooo:rsid="016582f1"/>
    </style:style>
    <style:style style:name="T202" style:family="text">
      <style:text-properties officeooo:rsid="0165a6a7"/>
    </style:style>
    <style:style style:name="T203" style:family="text">
      <style:text-properties fo:font-style="normal" style:font-style-asian="normal" style:font-style-complex="normal"/>
    </style:style>
    <style:style style:name="T204" style:family="text">
      <style:text-properties fo:font-style="normal" officeooo:rsid="0166edbd" style:font-style-asian="normal" style:font-style-complex="normal"/>
    </style:style>
    <style:style style:name="T205" style:family="text">
      <style:text-properties fo:font-style="normal" officeooo:rsid="0167a2a0" style:font-style-asian="normal" style:font-style-complex="normal"/>
    </style:style>
    <style:style style:name="T206" style:family="text">
      <style:text-properties fo:font-style="normal" officeooo:rsid="01689835" style:font-style-asian="normal" style:font-style-complex="normal"/>
    </style:style>
    <style:style style:name="T207" style:family="text">
      <style:text-properties fo:font-style="normal" officeooo:rsid="0169b19e" style:font-style-asian="normal" style:font-style-complex="normal"/>
    </style:style>
    <style:style style:name="T208" style:family="text">
      <style:text-properties fo:font-style="normal" officeooo:rsid="01718c38" style:font-style-asian="normal" style:font-style-complex="normal"/>
    </style:style>
    <style:style style:name="T209" style:family="text">
      <style:text-properties fo:font-style="normal" officeooo:rsid="0172ec21" style:font-style-asian="normal" style:font-style-complex="normal"/>
    </style:style>
    <style:style style:name="T210" style:family="text">
      <style:text-properties fo:font-style="normal" officeooo:rsid="01745744" style:font-style-asian="normal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0" text:outline-level="1">TODO</text:h>
      <text:p text:style-name="P34"><text:span text:style-name="T162">T</text:span><text:span text:style-name="T31">ry PyCharm IDE<text:line-break/></text:span><text:span text:style-name="T163">Konzept des HTTP Interceptors?</text:span></text:p>
      <text:h text:style-name="P39" text:outline-level="1">Ziel</text:h>
      <text:p text:style-name="P1">Sprachlehrer-Webseite für mich</text:p>
      <text:h text:style-name="P41" text:outline-level="1">Schritte</text:h>
      <text:p text:style-name="P42"/>
      <text:p text:style-name="P27"/>
      <text:p text:style-name="P38"><text:span text:style-name="T165">J</text:span><text:span text:style-name="T31">eder User hat persönliche Vokabel-Liste</text:span></text:p>
      <text:p text:style-name="P43"/>
      <text:p text:style-name="P37"><text:span text:style-name="T165">B</text:span><text:span text:style-name="T168">egrüßungsseite mit Name, Vorname, </text:span><text:span text:style-name="T178">zusätzlichen Infos</text:span><text:span text:style-name="T168"><text:line-break/>-</text:span><text:span text:style-name="T170">Wo sehe ich Felder für users? → Login as admin</text:span><text:span text:style-name="T168"><text:line-break/>-</text:span><text:span text:style-name="T169">Erweitere User-Model um Name, Vorname<text:tab/><text:tab/><text:tab/><text:tab/><text:tab/><text:tab/><text:tab/><text:tab/></text:span><text:span text:style-name="T174">v</text:span><text:span text:style-name="T169"><text:line-break/>- →</text:span><text:span text:style-name="T171"> django.contrib.auth hat bereits first_name etc.<text:line-break/>-</text:span><text:span text:style-name="T174">Erstelle Create Profile-Formular/List Profiles<text:line-break/>– </text:span><text:span text:style-name="T175">Warum werden Vocabs angezeigt? </text:span><text:span text:style-name="T176">(Welche Elemente notwendig?)<text:tab/><text:tab/><text:tab/><text:tab/></text:span><text:span text:style-name="T179">v</text:span><text:span text:style-name="T176"><text:line-break/>–→</text:span><text:span text:style-name="T177"> Register Profile with admin<text:line-break/>-</text:span><text:span text:style-name="T179">Pass all info in JSON</text:span><text:span text:style-name="T173"><text:line-break/></text:span></text:p>
      <text:p text:style-name="Text_20_body"><text:span text:style-name="T165">Erstelle Begrüßungsseite, wo </text:span><text:span text:style-name="T167">Botschft vom Server angezeigt wird</text:span><text:span text:style-name="T168"><text:tab/><text:tab/><text:tab/><text:tab/><text:tab/>v</text:span><text:span text:style-name="T165"><text:line-break/>-</text:span><text:span text:style-name="T166">Welcher View verarbeitet welchen request?<text:line-break/></text:span><text:span text:style-name="T31">--Anmeldung mit username, pwd: </text:span><text:a xlink:type="simple" xlink:href="http://localhost:8000/login/" text:style-name="Internet_20_link" text:visited-style-name="Visited_20_Internet_20_Link"><text:span text:style-name="T187">http://localhost:8000/login/</text:span></text:a><text:span text:style-name="T187"><text:line-break/></text:span><text:span text:style-name="T203">--</text:span><text:span text:style-name="T204">Request mit Token? </text:span><text:span text:style-name="T205">Noch nicht im Frontend implemetiert, Adresse: </text:span><text:span text:style-name="T189">token_auth<text:line-break/>-</text:span><text:span text:style-name="T190">Zeige „geheime“ Botschaft vom Server in accounts an, ansonsten „Keine Verbindung möglich“<text:line-break/>-</text:span><text:span text:style-name="T206">/</text:span><text:span text:style-name="T207">accounts sendet request zu </text:span><text:span text:style-name="T191">token_auth<text:line-break/>--Unauthorized→Wird</text:span><text:span text:style-name="T192"> Token mitgesendet? </text:span><text:span text:style-name="T193">Fehlt „Token“ vor C4t454…..? →</text:span><text:span text:style-name="T194"> JA!<text:tab/><text:tab/></text:span><text:span text:style-name="T195">v</text:span><text:span text:style-name="T193"><text:line-break/>---</text:span><text:span text:style-name="T194">Token wird irgendwo wieder zurück gesetzt („Token C4…“ → „C4...“) </text:span><text:span text:style-name="T196">WO?<text:line-break/>---→</text:span><text:span text:style-name="T197">Setze Header einfach jedes Mal vorm Absenden <text:line-break/>--</text:span><text:span text:style-name="T208">Kein „This“-Objekt bei </text:span><text:span text:style-name="T195">account/index.vue</text:span><text:span text:style-name="T199"><text:tab/><text:tab/><text:tab/><text:tab/><text:tab/><text:tab/><text:tab/><text:tab/>v</text:span><text:span text:style-name="T195"><text:line-break/>-- →</text:span><text:span text:style-name="T198"> </text:span><text:span text:style-name="T209">Anscheindend kann </text:span><text:span text:style-name="T198">.then</text:span><text:span text:style-name="T209">-Block </text:span><text:span text:style-name="T198">this </text:span><text:span text:style-name="T209">nicht referenzieren, wenn Request mit axios gesendet (wenn mit $http, dann schon)<text:line-break/></text:span><text:span text:style-name="T210">-- -&gt;</text:span> <text:span text:style-name="T187">beforeMount() {</text:span><text:span text:style-name="T199"> </text:span><text:span text:style-name="T187">let setMessage = this.setMessage</text:span><text:span text:style-name="T199">...</text:span></text:p>
      <text:p text:style-name="P26"/>
      <text:p text:style-name="P29"><text:soft-page-break/>Links im Header werden ausklappbar, wenn Fenster kleiner<text:tab/><text:tab/><text:tab/><text:tab/><text:tab/><text:span text:style-name="T202">v</text:span><text:line-break/>-<text:span text:style-name="T201">Hide drop-down menu when links visible in header</text:span></text:p>
      <text:p text:style-name="P28">Login-Seite nur Verfügbar, wenn man nicht eingeloggt ist<text:tab/><text:tab/><text:tab/><text:tab/><text:tab/><text:tab/><text:span text:style-name="T200">v</text:span><text:line-break/>-<text:span text:style-name="T186">Welche Variable gibt dies an? -&gt;</text:span><text:span text:style-name="T188">isLoggedIn</text:span></text:p>
      <text:p text:style-name="P35"><text:span text:style-name="T88">E</text:span><text:span text:style-name="T31">dit-Funktion ist fehlerhaft (deutsch lässt sich nicht ändern)</text:span><text:span text:style-name="T164"><text:tab/><text:tab/><text:tab/><text:tab/><text:tab/>v</text:span></text:p>
      <text:p text:style-name="P36"><text:span text:style-name="T88">Login-Verarbeitung vom Backend</text:span><text:span text:style-name="T89"> statt Mock<text:line-break/></text:span><text:span text:style-name="T93">-Modul login gelöscht, aber immer noch referenziert</text:span><text:span text:style-name="T94"><text:tab/><text:tab/><text:tab/><text:tab/><text:tab/><text:tab/>v<text:line-break/></text:span><text:span text:style-name="T95">-Create app /auth</text:span><text:span text:style-name="T96"><text:tab/><text:tab/><text:tab/><text:tab/><text:tab/><text:tab/><text:tab/><text:tab/><text:tab/><text:tab/><text:tab/>v<text:line-break/></text:span><text:span text:style-name="T97">-Create view + route for /auth</text:span><text:span text:style-name="T98">'<text:line-break/></text:span><text:span text:style-name="T99">-Login per backend works, what happens if I send a request via frontend?<text:line-break/></text:span><text:span text:style-name="T100">--Set breakpoint in register-method of view, see what happens<text:line-break/></text:span><text:span text:style-name="T101">---Content of POST-Request: username, pwd, csfrmiddlewaretoken<text:line-break/></text:span><text:span text:style-name="T102">---Funktion authenticate gibt user zurück<text:line-break/></text:span><text:span text:style-name="T103">--this.$http existiert nicht</text:span><text:span text:style-name="T104"> --&gt; Use axios<text:tab/><text:tab/><text:tab/><text:tab/><text:tab/><text:tab/><text:tab/><text:tab/>v<text:line-break/></text:span><text:span text:style-name="T105">---Teste POST-request mit JSONPlaceholder</text:span><text:span text:style-name="T106"><text:tab/><text:tab/><text:tab/><text:tab/><text:tab/><text:tab/><text:tab/>v<text:line-break/></text:span><text:span text:style-name="T107">--</text:span><text:span text:style-name="T108">Erstelle neuen View, der einfache Antwort auf POST-request zurückgibt<text:line-break/></text:span><text:span text:style-name="T161"><text:tab/></text:span><text:span text:style-name="T109">---</text:span><text:span text:style-name="T111">Access to XMLHttpRequest at 'http://localhost:8000/auth' from origin 'http://localhost:8080' </text:span><text:span text:style-name="T112"><text:tab/></text:span><text:span text:style-name="T111">has been blocked by CORS policy: Response to preflight request doesn't pass access control </text:span><text:span text:style-name="T112"><text:tab/></text:span><text:span text:style-name="T111">check: Redirect is not allowed for a preflight request.</text:span><text:span text:style-name="T121"><text:line-break/></text:span><text:span text:style-name="T124"><text:tab/></text:span><text:span text:style-name="T121">----Passiert das gleiche auch bei /api/v1/vocabs?</text:span><text:span text:style-name="T122"> JA! Also liegt es am Request!<text:line-break/></text:span><text:span text:style-name="T124"><text:tab/></text:span><text:span text:style-name="T123">---- -&gt; SLASH hat gefehlt!!!</text:span><text:span text:style-name="T124"><text:tab/><text:tab/><text:tab/><text:tab/><text:tab/><text:tab/><text:tab/><text:tab/><text:tab/>v<text:line-break/></text:span><text:span text:style-name="T125"><text:tab/></text:span><text:span text:style-name="T124">---</text:span><text:span text:style-name="T126">Argument "version" fehlt</text:span><text:span text:style-name="T127"><text:tab/><text:tab/><text:tab/><text:tab/><text:tab/><text:tab/><text:tab/><text:tab/><text:tab/>v<text:line-break/>-</text:span><text:span text:style-name="T128">Implementiere Auth Backend<text:line-break/></text:span><text:span text:style-name="T129"> -User-DB: Neues Model erstellen? Oder schon standardmäßig vorhanden?</text:span><text:span text:style-name="T130"> →Tutorial?<text:line-break/></text:span><text:span text:style-name="T131">-What shall view return? (token, user?)<text:line-break/></text:span><text:span text:style-name="T132">-Generated token c2a267ec7fbd19562bfb03754851ac4abedb87b6 for user horst<text:line-break/></text:span><text:span text:style-name="T133">-Send token to Server</text:span><text:span text:style-name="T135"> (Vue)</text:span><text:span text:style-name="T140"><text:tab/><text:tab/><text:tab/><text:tab/><text:tab/><text:tab/><text:tab/><text:tab/><text:tab/><text:tab/>v</text:span><text:span text:style-name="T134"><text:line-break/></text:span><text:span text:style-name="T110">--&gt; axios.defaults.headers.common['Authorization'] = 'Token c2a267ec7fbd19562bfb03754851ac4abedb87b6'</text:span><text:span text:style-name="T136"><text:line-break/></text:span><text:span text:style-name="T137">-</text:span><text:span text:style-name="T138">Login per username/ pwd, </text:span><text:span text:style-name="T137">Token-Generierung bei Login</text:span><text:span text:style-name="T139">:</text:span><text:span text:style-name="T141"><text:tab/><text:tab/><text:tab/><text:tab/><text:tab/><text:tab/>v</text:span><text:span text:style-name="T139"><text:line-break/></text:span><text:span text:style-name="T110">--rest_framework.authtoken.views</text:span><text:span text:style-name="T113">.</text:span><text:span text:style-name="T110">obtain_auth_token</text:span><text:span text:style-name="T113"> </text:span><text:span text:style-name="T139">als view</text:span><text:span text:style-name="T110"> <text:line-break/></text:span><text:span text:style-name="T114">-</text:span><text:span text:style-name="T142">Sende login-Daten aus Login-Seite an Server</text:span><text:span text:style-name="T143"> (username statt email)<text:line-break/></text:span><text:span text:style-name="T144">--</text:span><text:span text:style-name="T145">Was passiert nach absenden? Wie muss request aussehen?<text:line-break/></text:span><text:span text:style-name="T110">--&gt;http post http://127.0.0.1:8000/</text:span><text:span text:style-name="T116">login</text:span><text:span text:style-name="T110">/ username=</text:span><text:span text:style-name="T116">horst</text:span><text:span text:style-name="T110"> password=</text:span><text:span text:style-name="T116">de1nemudder</text:span><text:span text:style-name="T115"> <text:line-break/></text:span><text:span text:style-name="T117">--</text:span><text:span text:style-name="T146">Bad request: </text:span><text:span text:style-name="T147">Warum?</text:span><text:span text:style-name="T148"> -&gt;</text:span><text:span text:style-name="T118">username </text:span><text:span text:style-name="T148">statt </text:span><text:span text:style-name="T118">user<text:line-break/></text:span><text:span text:style-name="T119">-</text:span><text:span text:style-name="T149">Token wird </text:span><text:span text:style-name="T150">empfangen</text:span><text:span text:style-name="T149">, warum erfolgt keine Weiterleitung?</text:span><text:span text:style-name="T158"><text:tab/><text:tab/><text:tab/><text:tab/><text:tab/>v</text:span><text:span text:style-name="T149"><text:line-break/></text:span><text:span text:style-name="T151">--</text:span><text:span text:style-name="T153">Anscheinend ist Login noch nicht richtig verarbeitet, automatische WL zu "login"<text:line-break/></text:span><text:span text:style-name="T154">--WL zu "Vocabs" funktioniert<text:line-break/></text:span><text:span text:style-name="T155">--How to get access to global variables at any point? Debuggin in VS Code?</text:span><text:span text:style-name="T157"><text:tab/><text:tab/><text:tab/></text:span><text:span text:style-name="T155"><text:line-break/></text:span><text:soft-page-break/><text:span text:style-name="T156">--&gt;</text:span><text:span text:style-name="T120"> l</text:span><text:span text:style-name="T110">aunch.json: "sourceMaps": true,</text:span><text:span text:style-name="T120"> </text:span><text:span text:style-name="T156">add </text:span><text:span text:style-name="T120">debugger </text:span><text:span text:style-name="T156">to code<text:line-break/></text:span><text:span text:style-name="T157">--resp.token = undefined: Wie referenzieren?<text:line-break/></text:span><text:span text:style-name="T158">-"Wrong password"-message when credentials are wrong<text:line-break/></text:span><text:span text:style-name="T159">--How to handle reject from store.login?</text:span><text:span text:style-name="T160"> →catch(err)<text:line-break/></text:span><text:span text:style-name="T152">--Gehe zurück zum Commit für Mock-Backend-Login: Was ist anders?</text:span><text:span text:style-name="T143"><text:line-break/></text:span><text:span text:style-name="T136">--Daten für persönliche Begrüßungsseite (Voller Name) von BE an FE<text:line-break/>--Persönliche Begrüßungsseite im FE erstellen</text:span></text:p>
      <text:p text:style-name="P25"/>
      <text:p text:style-name="P33"><text:span text:style-name="T61">Login-Funktion: Anmelden, Begrüßungsseite, Abmelden<text:line-break/></text:span><text:span text:style-name="T63">-Seite /</text:span><text:span text:style-name="T66">account</text:span><text:span text:style-name="T63"> mit Begrüßung (später: Kalender, Buchung, Lernmaterialien etc.)<text:line-break/></text:span><text:span text:style-name="T69">--Loginseite ändern, PWD abfragen</text:span><text:span text:style-name="T70"><text:tab/><text:tab/><text:tab/></text:span><text:span text:style-name="T72"><text:tab/><text:tab/><text:tab/><text:tab/><text:tab/><text:tab/>v</text:span><text:span text:style-name="T70"><text:line-break/></text:span><text:span text:style-name="T71">--Create page /account</text:span><text:span text:style-name="T74"><text:tab/><text:tab/><text:tab/><text:tab/><text:tab/><text:tab/><text:tab/><text:tab/><text:tab/><text:tab/>v</text:span><text:span text:style-name="T71"><text:line-break/></text:span><text:span text:style-name="T74">-Debugging von vueJS in VS Code?</text:span><text:span text:style-name="T70"><text:tab/></text:span><text:span text:style-name="T75"><text:tab/><text:tab/><text:tab/><text:tab/><text:tab/><text:tab/><text:tab/><text:tab/>v</text:span><text:span text:style-name="T70"><text:line-break/></text:span><text:span text:style-name="T75">-Interception von 401-code vom Server: $http - Element fehlt</text:span><text:span text:style-name="T78"><text:tab/><text:tab/><text:tab/><text:tab/><text:tab/>v</text:span><text:span text:style-name="T75"><text:line-break/></text:span><text:span text:style-name="T31">--Vue.prototype.$http</text:span><text:span text:style-name="T76">?</text:span><text:span text:style-name="T77">/ Siehe Kommentare Tutorial</text:span><text:span text:style-name="T85"><text:tab/><text:tab/><text:tab/><text:tab/><text:tab/><text:tab/>v</text:span><text:span text:style-name="T72"><text:tab/></text:span><text:span text:style-name="T63"><text:line-break/></text:span><text:span text:style-name="T68">-</text:span><text:span text:style-name="T73">Set up mock server that delivers token</text:span><text:span text:style-name="T78"> (store/dispatch?)</text:span><text:span text:style-name="T85"><text:tab/><text:tab/><text:tab/><text:tab/><text:tab/><text:tab/>v</text:span><text:span text:style-name="T79"><text:line-break/></text:span><text:span text:style-name="T80">--Wie wird mock API in auth-example gehandhabt?<text:line-break/></text:span><text:span text:style-name="T81">---Referenzierung von APICall:</text:span><text:span text:style-name="T82"> Ohne Axios, dafür direkt per Konstante</text:span><text:span text:style-name="T83"> apiCall(url,..…)</text:span><text:span text:style-name="T84"><text:tab/><text:tab/>v</text:span><text:span text:style-name="T83"><text:line-break/></text:span><text:span text:style-name="T84">-&gt; Import scheint zu funktionieren (Pfad: ./utils/api)<text:line-break/></text:span><text:span text:style-name="T85">-Mock-Server antwortet, durchlaufe login</text:span><text:span text:style-name="T86"><text:tab/><text:tab/><text:tab/><text:tab/><text:tab/><text:tab/><text:tab/><text:tab/>v<text:line-break/>- -&gt; Scheint zu funktionieren, es wird an /account weitergeleitet<text:line-break/>-Ist /account wirklich restricted?: Testen!</text:span><text:span text:style-name="T87"><text:tab/><text:tab/><text:tab/><text:tab/><text:tab/><text:tab/><text:tab/><text:tab/>V<text:line-break/></text:span><text:span text:style-name="T90">-Don't allow invalid login data</text:span><text:span text:style-name="T91"><text:tab/><text:tab/><text:tab/><text:tab/><text:tab/><text:tab/><text:tab/><text:tab/><text:tab/>v</text:span><text:span text:style-name="T92"> </text:span><text:span text:style-name="T87"><text:line-break/></text:span><text:span text:style-name="T68"><text:line-break/></text:span><text:span text:style-name="T63"><text:line-break/></text:span><text:span text:style-name="T64">-Beispielcode (vue-auth-example):</text:span></text:p>
      <text:list xml:id="list35130562" text:style-name="L1">
        <text:list-item>
          <text:p text:style-name="P44">app.vue:</text:p>
          <text:list>
            <text:list-item>
              <text:p text:style-name="P44">created(): if authenticated then dispatch user request</text:p>
            </text:list-item>
          </text:list>
        </text:list-item>
        <text:list-item>
          <text:p text:style-name="P44">home/index.vue: </text:p>
          <text:list>
            <text:list-item>
              <text:p text:style-name="P45">&lt;template&gt;: If not authenticated, then show introductory message</text:p>
            </text:list-item>
            <text:list-item>
              <text:p text:style-name="P48"><text:span text:style-name="T65">computed.loading():</text:span><text:span text:style-name="T31"> return this.authStatus === 'loading' &amp;&amp; !this.isAuthenticated</text:span></text:p>
            </text:list-item>
          </text:list>
        </text:list-item>
        <text:list-item>
          <text:p text:style-name="P46">login/index.vue:</text:p>
          <text:list>
            <text:list-item>
              <text:p text:style-name="P47"><text:span text:style-name="T67">login(): </text:span><text:span text:style-name="T31">this.$store.dispatch(AUTH_REQUEST, { username, password }).then(() =&gt; {<text:line-break/></text:span>this.$router.push('/')<text:span text:style-name="T185">....</text:span></text:p>
            </text:list-item>
          </text:list>
        </text:list-item>
        <text:list-item>
          <text:p text:style-name="P47"/>
          <text:list>
            <text:list-item>
              <text:p text:style-name="P46"/>
            </text:list-item>
            <text:list-item>
              <text:p text:style-name="P45">--</text:p>
            </text:list-item>
          </text:list>
        </text:list-item>
      </text:list>
      <text:p text:style-name="P24"/>
      <text:p text:style-name="P24"/>
      <text:p text:style-name="P32"><text:soft-page-break/><text:span text:style-name="T61">Edit-Funktion für Vokabeln<text:line-break/></text:span><text:span text:style-name="T62">-Add button<text:tab/><text:tab/><text:tab/><text:tab/><text:tab/><text:tab/><text:tab/><text:tab/><text:tab/><text:tab/><text:tab/><text:tab/>v<text:line-break/>-Warum findet Update in DB nicht statt?<text:tab/><text:tab/><text:tab/><text:tab/><text:tab/><text:tab/><text:tab/><text:tab/>V</text:span><text:span text:style-name="T32"><text:line-break/></text:span></text:p>
      <text:p text:style-name="Text_20_body"><text:span text:style-name="T32">D</text:span><text:span text:style-name="T59">isplay Vocabs in website</text:span><text:span text:style-name="T34">/ allow to add &amp; remove</text:span><text:span text:style-name="T60"><text:tab/><text:tab/><text:tab/><text:tab/><text:tab/><text:tab/><text:tab/>v</text:span><text:span text:style-name="T59"><text:line-break/></text:span><text:span text:style-name="T34">-Create simple frontend with</text:span><text:span text:style-name="T35"> form + button<text:tab/><text:tab/><text:tab/><text:tab/><text:tab/><text:tab/><text:tab/><text:tab/>v<text:line-break/>-Display vocabs on load</text:span><text:span text:style-name="T38"><text:tab/><text:tab/><text:tab/><text:tab/><text:tab/><text:tab/><text:tab/><text:tab/><text:tab/><text:tab/>v</text:span><text:span text:style-name="T35"><text:line-break/></text:span><text:span text:style-name="T36">--Parse responseData <text:s/>(JSON)</text:span><text:span text:style-name="T37"><text:tab/><text:tab/><text:tab/><text:tab/><text:tab/><text:tab/><text:tab/><text:tab/><text:tab/>v<text:line-break/></text:span><text:span text:style-name="T38">-add new vocabulary</text:span><text:span text:style-name="T39"> (static)<text:tab/><text:tab/><text:tab/><text:tab/><text:tab/><text:tab/><text:tab/><text:tab/><text:tab/><text:tab/>v</text:span><text:span text:style-name="T38"><text:line-break/></text:span><text:span text:style-name="T39">-Add vocab from POST request</text:span><text:span text:style-name="T41"><text:tab/><text:tab/><text:tab/><text:tab/><text:tab/><text:tab/><text:tab/><text:tab/><text:tab/>v</text:span><text:span text:style-name="T39"><text:line-break/>--How to parse POST request?<text:line-break/></text:span><text:span text:style-name="T40">-</text:span><text:span text:style-name="T41">-</text:span><text:span text:style-name="T40">→request.data['german']<text:line-break/></text:span><text:span text:style-name="T41">-Automatically update vocab list after insertion</text:span><text:span text:style-name="T44"><text:tab/><text:tab/><text:tab/><text:tab/><text:tab/><text:tab/><text:tab/>v</text:span><text:span text:style-name="T41"><text:line-break/></text:span><text:span text:style-name="T42">--</text:span><text:span text:style-name="T43">Just send another get-request (after post-request with vocab)<text:line-break/></text:span><text:span text:style-name="T46">--make sure each key is unique</text:span><text:span text:style-name="T47"><text:tab/><text:tab/><text:tab/><text:tab/><text:tab/><text:tab/><text:tab/><text:tab/><text:tab/>v</text:span><text:span text:style-name="T46"><text:line-break/></text:span><text:span text:style-name="T47">--Add message field below button "Vocabulary already exists"<text:line-break/></text:span><text:span text:style-name="T48">---Warum wird v-alert nicht korrekt angezeigt?</text:span><text:span text:style-name="T51"><text:tab/><text:tab/><text:tab/><text:tab/><text:tab/><text:tab/><text:tab/>v</text:span><text:span text:style-name="T48"><text:line-break/></text:span><text:span text:style-name="T49">---&gt; Benutze Vuetify-Template (wrap</text:span><text:span text:style-name="T50"> Application</text:span><text:span text:style-name="T49"> in v-app und v-content)<text:line-break/></text:span><text:span text:style-name="T52">-Prevent empty submit</text:span><text:span text:style-name="T53"> (on client &amp; server)<text:tab/></text:span><text:span text:style-name="T54"><text:tab/><text:tab/><text:tab/><text:tab/><text:tab/><text:tab/><text:tab/>v</text:span><text:span text:style-name="T52"><text:line-break/>-Auto-clear form after submit</text:span><text:span text:style-name="T54"><text:tab/><text:tab/><text:tab/><text:tab/><text:tab/><text:tab/><text:tab/><text:tab/><text:tab/>v</text:span><text:span text:style-name="T43"><text:line-break/></text:span><text:span text:style-name="T45">-Delete vocab<text:line-break/></text:span><text:span text:style-name="T55">--Select all-Checkbo</text:span><text:span text:style-name="T56">x: Wie wähle ich Checkboxes per Funktion aus?<text:line-break/></text:span><text:span text:style-name="T57">→</text:span><text:span text:style-name="T58">List "selected" mit keys (German vocab)/ <text:line-break/>→</text:span><text:span text:style-name="T181">input</text:span><text:span text:style-name="T182"> </text:span><text:span text:style-name="T183">type</text:span><text:span text:style-name="T182">=</text:span><text:span text:style-name="T184">"checkbox"</text:span><text:span text:style-name="T182"> </text:span><text:span text:style-name="T183">:value</text:span><text:span text:style-name="T182">="</text:span><text:span text:style-name="T183">vocab</text:span><text:span text:style-name="T182">.</text:span><text:span text:style-name="T183">german</text:span><text:span text:style-name="T182">" </text:span><text:span text:style-name="T183">v-model</text:span><text:span text:style-name="T182">="</text:span><text:span text:style-name="T183">selected</text:span><text:span text:style-name="T182">"<text:line-break/></text:span><text:span text:style-name="T180">-Funktion "delete selected vocabs"<text:line-break/>--Add button for delete<text:tab/><text:tab/><text:tab/><text:tab/><text:tab/><text:tab/><text:tab/><text:tab/><text:tab/><text:tab/>v<text:line-break/>--What does a delete-request look like?<text:line-break/>→Define delete-method in Django<text:line-break/>--Include Django debugging in VS Code<text:tab/><text:tab/><text:tab/><text:tab/><text:tab/><text:tab/><text:tab/><text:tab/>v<text:line-break/>--Warum werden bei delete-request keine Daten gesendet?<text:tab/><text:tab/><text:tab/><text:tab/><text:tab/><text:tab/>v<text:line-break/>--Wie funktioniert delete in Python?<text:tab/><text:tab/><text:tab/><text:tab/><text:tab/><text:tab/><text:tab/><text:tab/><text:tab/>V<text:line-break/>--Ansicht etwas hübscher (größerer Abstand)<text:tab/><text:tab/><text:tab/><text:tab/><text:tab/><text:tab/><text:tab/>v</text:span></text:p>
      <text:p text:style-name="P23"/>
      <text:p text:style-name="P23"/>
      <text:p text:style-name="P31"><text:span text:style-name="T32">Create simple Django Backend that sends back some data<text:line-break/></text:span><text:span text:style-name="T33">-Create Django Project: django-admin startproject backend<text:tab/><text:tab/><text:tab/><text:tab/><text:tab/><text:tab/>v<text:line-break/>-Create App login: startapp login<text:tab/><text:tab/><text:tab/><text:tab/><text:tab/><text:tab/><text:tab/><text:tab/><text:tab/>v<text:line-break/>-initialize DB/ Create superuser: python manage.py migrate etc.<text:tab/><text:tab/><text:tab/><text:tab/><text:tab/>v<text:line-break/>-Create tests: Use vocabulary words instead of songs<text:tab/><text:tab/><text:tab/><text:tab/><text:tab/><text:tab/>v<text:line-break/></text:span><text:soft-page-break/><text:span text:style-name="T33">-Problem: no module vocab.urls<text:tab/><text:tab/><text:tab/><text:tab/><text:tab/><text:tab/><text:tab/><text:tab/><text:tab/>v<text:line-break/>--&gt;Analysiere anderes Projekt: vocab/urls.py URLPatterns?, View für vocab?<text:line-break/>-Migrate/ Makemigrations: Scheint zu funktionieren<text:tab/><text:tab/><text:tab/><text:tab/><text:tab/><text:tab/>v<text:line-break/>-Vocabs.objects existiert nicht? Problem?<text:line-break/>-Run test python manage.py test<text:tab/><text:tab/><text:tab/><text:tab/><text:tab/><text:tab/><text:tab/><text:tab/><text:tab/>v<text:line-break/>-Run &amp; Test Server admin<text:tab/><text:tab/><text:tab/><text:tab/><text:tab/><text:tab/><text:tab/><text:tab/><text:tab/><text:tab/>v<text:line-break/>-What functions does the API have? How to easily test them?<text:line-break/>-&gt; </text:span><text:span text:style-name="T23">GET /api/v1/vocabs/</text:span><text:span text:style-name="T24"> : JSON mit Vokabeln</text:span><text:span text:style-name="T26"><text:tab/><text:tab/><text:tab/><text:tab/><text:tab/><text:tab/><text:tab/>v</text:span><text:span text:style-name="T24"><text:line-break/></text:span><text:span text:style-name="T25">--Send Get-Request from Frontend to Server</text:span><text:span text:style-name="T26">, get response<text:tab/><text:tab/><text:tab/><text:tab/><text:tab/><text:tab/>v<text:line-break/>--&gt; List vocabulary<text:line-break/></text:span><text:span text:style-name="T28">-Fehler. No Access-Control-Allow-Origin header is present on the requested resource</text:span><text:span text:style-name="T29"><text:tab/><text:tab/>v</text:span><text:span text:style-name="T28"><text:line-break/></text:span><text:span text:style-name="T29">-&gt; Add Cors Headers to Djngo!</text:span><text:span text:style-name="Source_20_Text"><text:span text:style-name="T30"><text:tab/><text:tab/><text:tab/></text:span></text:span></text:p>
      <text:p text:style-name="P30"><text:span text:style-name="T26"><text:line-break/></text:span><text:span text:style-name="T27">-Try out post-request</text:span></text:p>
      <text:p text:style-name="P22"/>
      <text:p text:style-name="P21">Create Login-Page with simple HTTP request<text:span text:style-name="T22"><text:tab/><text:tab/><text:tab/><text:tab/><text:tab/><text:tab/><text:tab/>v</text:span><text:line-break/><text:span text:style-name="T21">-Nutzer schreibt einfache Daten + Drückt Knopf<text:tab/><text:tab/><text:tab/><text:tab/><text:tab/><text:tab/><text:tab/><text:line-break/>--ist .prevent notwendig, um auf Seite zu bleiben? Wo?<text:tab/><text:tab/><text:tab/><text:tab/><text:tab/><text:tab/><text:line-break/>-Daten werden per XHTTPRequest an Server gesendet (JSONPlaceholder)<text:tab/><text:tab/><text:tab/><text:tab/><text:line-break/>-Server sendet Nachricht zurück <text:tab/><text:tab/><text:tab/><text:tab/><text:tab/><text:tab/><text:tab/><text:tab/></text:span></text:p>
      <text:p text:style-name="P20">Backend &amp; Frontend analysieren<text:span text:style-name="T20"><text:tab/><text:tab/><text:tab/><text:tab/><text:tab/><text:tab/><text:tab/><text:tab/><text:tab/>(v)</text:span><text:line-break/>-Backend:<text:line-break/>--models.py:<text:line-break/>---Message (Body, Title)<text:line-break/>---MessageSerializer: Meta (Message/ url/ subject/ body/ pk)<text:line-break/>--views.py:<text:line-break/>---MessageViewSet: querySet + serializer<text:line-break/>--urls.py: Routing zu den URLs<text:line-break/>---index<text:line-break/>---api<text:line-break/>---api/admin<text:line-break/>--migrations/...initial.py:<text:line-break/>---migrations.createModel() für Messages (mit fields id, subject, body)</text:p>
      <text:p text:style-name="P20">Run Django-Vue-Template<text:tab/><text:tab/><text:tab/><text:tab/><text:tab/><text:tab/><text:tab/><text:tab/><text:tab/><text:tab/>v<text:line-break/>--Warning about Python-Version: Where is Python installed?<text:line-break/>→C:\Users\p-bin\AppData\Local\Programs\Python\Python37\python.exe<text:line-break/>--Which Python does Pipenv use?<text:line-break/>→C:\Users\p-bin\.\d\S\python.exe<text:line-break/>--Set pipenv-Python zu C:\Users\p-bin\AppData\Local\Programs\Python\Python37\python.exe<text:line-break/><text:soft-page-break/>--&gt; Immer noch gleiche Warnung, erstmal ignorieren!<text:tab/><text:tab/><text:tab/><text:tab/><text:tab/><text:tab/>v<text:line-break/><text:line-break/></text:p>
      <text:p text:style-name="P17">Homepage-Link<text:span text:style-name="T19"><text:tab/><text:tab/><text:tab/><text:tab/><text:tab/><text:tab/><text:tab/><text:tab/><text:tab/><text:tab/><text:tab/>v</text:span><text:line-break/><text:span text:style-name="T18">-Wie verhindern, dass Link unterstrichen wird?<text:line-break/>--&gt; v-btn flat</text:span></text:p>
      <text:p text:style-name="P16">"About" soll gleiche Höhe bekommen<text:span text:style-name="T17"> wie Start Page<text:tab/><text:tab/><text:tab/><text:tab/><text:tab/><text:tab/>v</text:span></text:p>
      <text:p text:style-name="P15">Link zu "About" bei "Read more"<text:span text:style-name="T16"><text:tab/><text:tab/><text:tab/><text:tab/><text:tab/><text:tab/><text:tab/><text:tab/><text:tab/>v</text:span></text:p>
      <text:p text:style-name="P14">"About"-Page<text:line-break/><text:span text:style-name="T15">Header &amp; Footer wieder herstellen<text:tab/><text:tab/><text:tab/><text:tab/><text:tab/><text:tab/><text:tab/><text:tab/><text:tab/>v<text:line-break/>--&gt; GitDiff: ./src/App.vue</text:span></text:p>
      <text:p text:style-name="P18">Router installieren<text:tab/><text:tab/><text:tab/><text:tab/><text:tab/><text:tab/><text:tab/><text:tab/><text:tab/><text:tab/><text:tab/>v</text:p>
      <text:p text:style-name="P19">Router einrichten<text:tab/><text:tab/><text:tab/><text:tab/><text:tab/><text:tab/><text:tab/><text:tab/><text:tab/><text:tab/><text:tab/>v</text:p>
      <text:p text:style-name="P2">Link zu meinem FB-Profil<text:span text:style-name="T14"><text:tab/><text:tab/><text:tab/><text:tab/><text:tab/><text:tab/><text:tab/><text:tab/><text:tab/><text:tab/>v</text:span></text:p>
      <text:p text:style-name="P13">Begüßungstext als Variable<text:span text:style-name="T13"><text:tab/><text:tab/><text:tab/><text:tab/><text:tab/><text:tab/><text:tab/><text:tab/><text:tab/><text:tab/>v</text:span></text:p>
      <text:p text:style-name="P10">Main Page: Text neben Bild<text:span text:style-name="T12"><text:tab/><text:tab/><text:tab/><text:tab/><text:tab/><text:tab/><text:tab/><text:tab/><text:tab/><text:tab/>v</text:span></text:p>
      <text:p text:style-name="P12">Titel ändern<text:span text:style-name="T12"><text:tab/><text:tab/><text:tab/><text:tab/><text:tab/><text:tab/><text:tab/><text:tab/><text:tab/><text:tab/><text:tab/><text:tab/>v</text:span></text:p>
      <text:p text:style-name="P11">Bild formatieren<text:span text:style-name="T11"><text:tab/><text:tab/><text:tab/><text:tab/><text:tab/><text:tab/><text:tab/><text:tab/><text:tab/><text:tab/><text:tab/>v</text:span></text:p>
      <text:p text:style-name="P3">Main Page: Bild<text:span text:style-name="T10"> einfügen<text:tab/><text:tab/><text:tab/><text:tab/><text:tab/><text:tab/><text:tab/><text:tab/><text:tab/><text:tab/>v<text:line-break/>-Einfaches Layout in Paint<text:tab/><text:tab/><text:tab/><text:tab/><text:tab/><text:tab/><text:tab/><text:tab/><text:tab/><text:tab/>v<text:line-break/>-Beispielseiten ansehen: Aleman Aguascalientes<text:tab/><text:tab/><text:tab/><text:tab/><text:tab/><text:tab/><text:tab/>v<text:line-break/>-Add example card to homepage<text:tab/><text:tab/><text:tab/><text:tab/><text:tab/><text:tab/><text:tab/><text:tab/><text:tab/>v<text:line-break/>-Change theme to white background<text:tab/><text:tab/><text:tab/><text:tab/><text:tab/><text:tab/><text:tab/><text:tab/><text:tab/>v<text:line-break/>-Increase height<text:tab/><text:tab/><text:tab/><text:tab/><text:tab/><text:tab/><text:tab/><text:tab/><text:tab/><text:tab/><text:tab/>v<text:line-break/>-Load static image: Wie???<text:line-break/>--Require-Befehl funktioniert nicht-&gt; Vuetify-CLI nicht installiert? <text:s/>X<text:line-break/>--Probiere anderes Projekt/ Tutorial etc.<text:line-break/>--&gt; :src = "require('../assets....')"</text:span></text:p>
      <text:p text:style-name="P9"><text:tab/><text:tab/><text:tab/><text:tab/><text:tab/><text:tab/><text:tab/><text:tab/><text:tab/><text:tab/></text:p>
      <text:p text:style-name="P4">Standard-Footer<text:tab/><text:tab/><text:tab/><text:tab/><text:tab/><text:tab/><text:tab/><text:tab/><text:tab/><text:tab/><text:tab/><text:span text:style-name="T9">v</text:span><text:line-break/>-<text:span text:style-name="T8">Warum werden Social Media-Logos nicht angezeigt?<text:line-break/>--Anscheinend Code identisch mit Beispiel<text:line-break/>--Andere FAB-Buttons?<text:line-break/>--Icons sind Teil von Font Awesome! → In Seite integrieren!</text:span></text:p>
      <text:p text:style-name="P5"><text:soft-page-break/>Anderes Logo (Tab-Leiste)<text:tab/><text:tab/><text:tab/><text:tab/><text:tab/><text:tab/><text:tab/><text:tab/><text:tab/><text:tab/><text:span text:style-name="T7">v</text:span><text:line-break/>→<text:span text:style-name="T6"> favicon.io</text:span></text:p>
      <text:p text:style-name="P6">Standard-Toolbar<text:tab/><text:tab/><text:tab/><text:tab/><text:tab/><text:tab/><text:tab/><text:tab/><text:tab/><text:tab/><text:tab/>v</text:p>
      <text:p text:style-name="P7">Einfaches 3-Teile-Layout (Header/MainPage/Footer)<text:tab/><text:tab/><text:tab/><text:tab/><text:tab/><text:tab/><text:span text:style-name="T5">v</text:span><text:line-break/>-<text:span text:style-name="T4">Wie ist Anordnung geregelt (Namensgebung, Import etc.)?<text:line-break/>→ Öffne Vuetify-Beispielprojekt</text:span></text:p>
      <text:p text:style-name="P8">Verbinden mit github<text:tab/><text:tab/><text:tab/><text:tab/><text:tab/><text:tab/><text:tab/><text:tab/><text:tab/><text:tab/><text:tab/><text:span text:style-name="T3">v</text:span><text:line-break/>-<text:span text:style-name="T2">Access denied: Public Key?</text:span></text:p>
      <text:p text:style-name="P8">Installieren &amp; Starten<text:tab/><text:tab/><text:tab/><text:tab/><text:tab/><text:tab/><text:tab/><text:tab/><text:tab/><text:tab/><text:tab/><text:span text:style-name="T1">v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monospace" svg:font-family="monospac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5.2$Windows_X86_64 LibreOffice_project/90f8dcf33c87b3705e78202e3df5142b201bd805</meta:generator>
    <dc:date>2019-05-27T21:32:08.136000000</dc:date>
    <meta:editing-duration>P37DT1H15M8S</meta:editing-duration>
    <meta:editing-cycles>343</meta:editing-cycles>
    <meta:document-statistic meta:table-count="0" meta:image-count="0" meta:object-count="0" meta:page-count="7" meta:paragraph-count="49" meta:word-count="1321" meta:character-count="9974" meta:non-whitespace-character-count="8131"/>
  </office:meta>
</office:document-meta>
</file>